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3.45in" table:align="center"/>
    </style:style>
    <style:style style:name="Table1.A" style:family="table-column">
      <style:table-column-properties style:column-width="1.5083in"/>
    </style:style>
    <style:style style:name="Table1.B" style:family="table-column">
      <style:table-column-properties style:column-width="1.9417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B1" style:family="table-cell">
      <style:table-cell-properties style:vertical-align="middle" fo:padding="0.0201in" fo:border="0.05pt solid #000000"/>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0.05pt solid #000000" fo:border-top="none" fo:border-bottom="0.05pt solid #000000"/>
    </style:style>
    <style:style style:name="P1" style:family="paragraph" style:parent-style-name="Heading_20_1">
      <style:paragraph-properties fo:line-height="100%"/>
    </style:style>
    <style:style style:name="P2" style:family="paragraph" style:parent-style-name="Heading_20_2">
      <style:paragraph-properties fo:line-height="100%"/>
    </style:style>
    <style:style style:name="P3" style:family="paragraph" style:parent-style-name="Text_20_body">
      <style:paragraph-properties fo:line-height="100%"/>
    </style:style>
    <style:style style:name="P4" style:family="paragraph" style:parent-style-name="Horizontal_20_Line">
      <style:paragraph-properties fo:line-height="100%"/>
    </style:style>
    <style:style style:name="P5" style:family="paragraph" style:parent-style-name="Text_20_body" style:list-style-name="L1">
      <style:paragraph-properties fo:line-height="100%"/>
    </style:style>
    <style:style style:name="P6" style:family="paragraph" style:parent-style-name="Heading_20_3">
      <style:paragraph-properties fo:line-height="100%"/>
    </style:style>
    <style:style style:name="P7" style:family="paragraph" style:parent-style-name="Text_20_body" style:list-style-name="L2">
      <style:paragraph-properties fo:line-height="100%"/>
    </style:style>
    <style:style style:name="P8" style:family="paragraph" style:parent-style-name="Text_20_body" style:list-style-name="L3">
      <style:paragraph-properties fo:line-height="100%"/>
    </style:style>
    <style:style style:name="P9" style:family="paragraph" style:parent-style-name="Text_20_body" style:list-style-name="L4">
      <style:paragraph-properties fo:line-height="100%"/>
    </style:style>
    <style:style style:name="P10" style:family="paragraph" style:parent-style-name="Text_20_body" style:list-style-name="L5">
      <style:paragraph-properties fo:line-height="100%"/>
    </style:style>
    <style:style style:name="P11" style:family="paragraph" style:parent-style-name="Text_20_body" style:list-style-name="L6">
      <style:paragraph-properties fo:line-height="100%"/>
    </style:style>
    <style:style style:name="P12" style:family="paragraph" style:parent-style-name="Preformatted_20_Text">
      <style:paragraph-properties fo:margin-top="0in" fo:margin-bottom="0.1965in" style:contextual-spacing="false" fo:line-height="100%"/>
    </style:style>
    <style:style style:name="P13" style:family="paragraph" style:parent-style-name="Text_20_body" style:list-style-name="L7">
      <style:paragraph-properties fo:line-height="100%"/>
    </style:style>
    <style:style style:name="P14" style:family="paragraph" style:parent-style-name="Text_20_body" style:list-style-name="L8">
      <style:paragraph-properties fo:line-height="100%"/>
    </style:style>
    <style:style style:name="P15" style:family="paragraph" style:parent-style-name="Text_20_body" style:list-style-name="L9">
      <style:paragraph-properties fo:line-height="100%"/>
    </style:style>
    <style:style style:name="P16" style:family="paragraph" style:parent-style-name="Text_20_body" style:list-style-name="L10">
      <style:paragraph-properties fo:line-height="100%"/>
    </style:style>
    <style:style style:name="P17" style:family="paragraph" style:parent-style-name="Text_20_body" style:list-style-name="L11">
      <style:paragraph-properties fo:line-height="100%"/>
    </style:style>
    <style:style style:name="P18" style:family="paragraph" style:parent-style-name="Preformatted_20_Text">
      <style:paragraph-properties fo:line-height="100%"/>
    </style:style>
    <style:style style:name="P19" style:family="paragraph" style:parent-style-name="Table_20_Heading">
      <style:paragraph-properties fo:line-height="100%" fo:text-align="center" style:justify-single-word="false"/>
    </style:style>
    <style:style style:name="P20" style:family="paragraph" style:parent-style-name="Table_20_Contents">
      <style:paragraph-properties fo:line-height="100%" fo:text-align="center" style:justify-single-word="false"/>
    </style:style>
    <style:style style:name="P21" style:family="paragraph" style:parent-style-name="Text_20_body" style:list-style-name="L12">
      <style:paragraph-properties fo:line-height="100%"/>
    </style:style>
    <style:style style:name="P22" style:family="paragraph" style:parent-style-name="Text_20_body" style:list-style-name="L13">
      <style:paragraph-properties fo:line-height="100%"/>
    </style:style>
    <style:style style:name="P23" style:family="paragraph" style:parent-style-name="Text_20_body" style:list-style-name="L14">
      <style:paragraph-properties fo:line-height="100%"/>
    </style:style>
    <style:style style:name="P24" style:family="paragraph" style:parent-style-name="Text_20_body" style:list-style-name="L15">
      <style:paragraph-properties fo:line-height="100%"/>
    </style:style>
    <style:style style:name="P25" style:family="paragraph" style:parent-style-name="Text_20_body" style:list-style-name="L16">
      <style:paragraph-properties fo:line-height="100%"/>
    </style:style>
    <style:style style:name="P26" style:family="paragraph" style:parent-style-name="Text_20_body" style:list-style-name="L17">
      <style:paragraph-properties fo:line-height="100%"/>
    </style:style>
    <style:style style:name="P27" style:family="paragraph" style:parent-style-name="Quotations">
      <style:paragraph-properties fo:line-height="100%"/>
    </style:style>
    <style:style style:name="P28" style:family="paragraph" style:parent-style-name="Standard">
      <style:paragraph-properties fo:line-height="1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omplete SOC Project Report</text:h>
      <text:h text:style-name="P2" text:outline-level="2">Project Title</text:h>
      <text:p text:style-name="P3">Centralized Windows Endpoint Monitoring using Splunk (Security, Sysmon &amp; Application Logs)</text:p>
      <text:h text:style-name="P2" text:outline-level="2">Author</text:h>
      <text:p text:style-name="P3">Gourab Das</text:p>
      <text:h text:style-name="P2" text:outline-level="2">Target Role</text:h>
      <text:p text:style-name="P3">SOC Analyst – Tier 1 / Junior SOC Analyst</text:p>
      <text:p text:style-name="P4"/>
      <text:h text:style-name="P2" text:outline-level="2">1. Executive Summary</text:h>
      <text:p text:style-name="P3">This project demonstrates a complete SOC-style implementation of centralized Windows endpoint monitoring using Splunk Enterprise. The project focuses on collecting, indexing, and analyzing Windows Security logs, Sysmon telemetry, and Application logs to detect authentication attacks, suspicious process execution, network activity, and application errors.</text:p>
      <text:p text:style-name="P3">The lab simulates real-world SOC onboarding challenges such as audit configuration, permission issues, log ingestion failures, and troubleshooting. The project is fully documented with architecture, configuration files, detections, troubleshooting notes, and proof artifacts.</text:p>
      <text:p text:style-name="P4"/>
      <text:h text:style-name="P2" text:outline-level="2">2. Business &amp; SOC Context</text:h>
      <text:p text:style-name="P3">Security Operations Centers rely heavily on endpoint telemetry to detect threats such as brute-force attacks, malware execution, lateral movement, and system abuse. Windows endpoints generate critical security signals, but without centralized logging and correlation, incident detection becomes difficult.</text:p>
      <text:p text:style-name="P3">This project mirrors a real SOC use case where endpoint logs are forwarded to a SIEM for monitoring, investigation, and alerting.</text:p>
      <text:p text:style-name="P4"><text:soft-page-break/></text:p>
      <text:h text:style-name="P2" text:outline-level="2">3. Project Objectives</text:h>
      <text:list text:style-name="L1">
        <text:list-item>
          <text:p text:style-name="P5">Centralize Windows endpoint logs using Splunk</text:p>
        </text:list-item>
        <text:list-item>
          <text:p text:style-name="P5">Enable and validate Windows audit policies</text:p>
        </text:list-item>
        <text:list-item>
          <text:p text:style-name="P5">Collect Windows Security, Sysmon, and Application logs</text:p>
        </text:list-item>
        <text:list-item>
          <text:p text:style-name="P5">Separate logs into dedicated indexes</text:p>
        </text:list-item>
        <text:list-item>
          <text:p text:style-name="P5">Build SOC-relevant detection use cases</text:p>
        </text:list-item>
        <text:list-item>
          <text:p text:style-name="P5">Troubleshoot real-world ingestion and permission issues</text:p>
        </text:list-item>
        <text:list-item>
          <text:p text:style-name="P5">Document the project to enterprise SOC standards</text:p>
        </text:list-item>
      </text:list>
      <text:p text:style-name="P4"/>
      <text:h text:style-name="P2" text:outline-level="2">4. Environment &amp; Tools</text:h>
      <text:h text:style-name="P6" text:outline-level="3">Operating Systems</text:h>
      <text:list text:style-name="L2">
        <text:list-item>
          <text:p text:style-name="P7">Windows Endpoint (Log Source VM)</text:p>
        </text:list-item>
        <text:list-item>
          <text:p text:style-name="P7">Windows System running Splunk Enterprise (SOC Server)</text:p>
        </text:list-item>
      </text:list>
      <text:h text:style-name="P6" text:outline-level="3">Tools &amp; Technologies</text:h>
      <text:list text:style-name="L3">
        <text:list-item>
          <text:p text:style-name="P8">Splunk Enterprise (Free Trial)</text:p>
        </text:list-item>
        <text:list-item>
          <text:p text:style-name="P8">Splunk Universal Forwarder</text:p>
        </text:list-item>
        <text:list-item>
          <text:p text:style-name="P8">Windows Event Logging</text:p>
        </text:list-item>
        <text:list-item>
          <text:p text:style-name="P8">Sysmon (Sysinternals)</text:p>
        </text:list-item>
        <text:list-item>
          <text:p text:style-name="P8">Windows NT Security Architecture</text:p>
        </text:list-item>
      </text:list>
      <text:h text:style-name="P6" text:outline-level="3"><text:soft-page-break/>Network</text:h>
      <text:list text:style-name="L4">
        <text:list-item>
          <text:p text:style-name="P9">Local lab environment</text:p>
        </text:list-item>
        <text:list-item>
          <text:p text:style-name="P9">Secure log forwarding over TCP 9997</text:p>
        </text:list-item>
      </text:list>
      <text:p text:style-name="P4"/>
      <text:h text:style-name="P2" text:outline-level="2">5. Technical Architecture</text:h>
      <text:h text:style-name="P6" text:outline-level="3">Architecture Overview</text:h>
      <text:list text:style-name="L5">
        <text:list-item>
          <text:p text:style-name="P10">Windows Endpoint generates logs</text:p>
        </text:list-item>
        <text:list-item>
          <text:p text:style-name="P10">Splunk Universal Forwarder collects logs</text:p>
        </text:list-item>
        <text:list-item>
          <text:p text:style-name="P10">Logs forwarded securely to Splunk Enterprise</text:p>
        </text:list-item>
        <text:list-item>
          <text:p text:style-name="P10">Splunk indexes, searches, and analyzes data</text:p>
        </text:list-item>
      </text:list>
      <text:h text:style-name="P6" text:outline-level="3">Data Flow</text:h>
      <text:p text:style-name="P3">Windows Endpoint → Splunk Universal Forwarder → TCP 9997 → Splunk Enterprise → Detection &amp; Analysis</text:p>
      <text:p text:style-name="P4"/>
      <text:h text:style-name="P2" text:outline-level="2">6. Windows NT Architecture &amp; Security Context</text:h>
      <text:p text:style-name="P3">Windows NT (New Technology) is the core architecture behind modern Windows operating systems. It provides:</text:p>
      <text:list text:style-name="L6">
        <text:list-item>
          <text:p text:style-name="P11">Secure kernel-based design</text:p>
        </text:list-item>
        <text:list-item>
          <text:p text:style-name="P11">Security Identifiers (SIDs)</text:p>
        </text:list-item>
        <text:list-item>
          <text:p text:style-name="P11">Access tokens</text:p>
        </text:list-item>
        <text:list-item>
          <text:p text:style-name="P11">Privileges vs permissions</text:p>
        </text:list-item>
        <text:list-item>
          <text:p text:style-name="P11">Auditing and event logging</text:p>
        </text:list-item>
      </text:list>
      <text:p text:style-name="P3">All Windows Security Event IDs used in this project are generated by the NT security subsystem.</text:p>
      <text:p text:style-name="P4"><text:soft-page-break/></text:p>
      <text:h text:style-name="P2" text:outline-level="2">7. Windows Audit Configuration</text:h>
      <text:h text:style-name="P6" text:outline-level="3">Audit Enablement</text:h>
      <text:p text:style-name="P3">Windows Security logs are generated only when audit policies are enabled.</text:p>
      <text:p text:style-name="P3">Audit configuration was performed using the <text:span text:style-name="Source_20_Text">auditpol</text:span> utility due to Windows Home limitations.</text:p>
      <text:p text:style-name="P12"><text:span text:style-name="Source_20_Text">auditpol /set /category:"Logon/Logoff" /success:enable /failure:enable</text:span></text:p>
      <text:h text:style-name="P6" text:outline-level="3">Verification</text:h>
      <text:list text:style-name="L7">
        <text:list-item>
          <text:p text:style-name="P13">Generated failed login attempts</text:p>
        </text:list-item>
        <text:list-item>
          <text:p text:style-name="P13">Confirmed EventCode 4625 generation</text:p>
        </text:list-item>
      </text:list>
      <text:p text:style-name="P4"/>
      <text:h text:style-name="P2" text:outline-level="2">8. Splunk Universal Forwarder Configuration</text:h>
      <text:h text:style-name="P6" text:outline-level="3">Forwarder Role</text:h>
      <text:list text:style-name="L8">
        <text:list-item>
          <text:p text:style-name="P14">Lightweight agent for log collection</text:p>
        </text:list-item>
        <text:list-item>
          <text:p text:style-name="P14">Forwards logs without indexing locally</text:p>
        </text:list-item>
      </text:list>
      <text:h text:style-name="P6" text:outline-level="3">Service Account</text:h>
      <text:list text:style-name="L9">
        <text:list-item>
          <text:p text:style-name="P15"><text:span text:style-name="Strong_20_Emphasis">Lab Setup:</text:span> NT AUTHORITY\SYSTEM</text:p>
        </text:list-item>
        <text:list-item>
          <text:p text:style-name="P15"><text:span text:style-name="Strong_20_Emphasis">Reason:</text:span> Required to read protected Security Event Logs</text:p>
        </text:list-item>
      </text:list>
      <text:h text:style-name="P6" text:outline-level="3">Production Recommendation</text:h>
      <text:list text:style-name="L10">
        <text:list-item>
          <text:p text:style-name="P16">Use dedicated service account or gMSA</text:p>
        </text:list-item>
        <text:list-item>
          <text:p text:style-name="P16"><text:soft-page-break/>Apply least privilege</text:p>
        </text:list-item>
        <text:list-item>
          <text:p text:style-name="P16">No interactive login rights</text:p>
        </text:list-item>
      </text:list>
      <text:p text:style-name="P4"/>
      <text:h text:style-name="P2" text:outline-level="2">9. Log Sources &amp; Inputs Configuration</text:h>
      <text:h text:style-name="P6" text:outline-level="3">Configuration File</text:h>
      <text:list text:style-name="L11">
        <text:list-item>
          <text:p text:style-name="P17">File: <text:span text:style-name="Source_20_Text">inputs.conf</text:span></text:p>
        </text:list-item>
        <text:list-item>
          <text:p text:style-name="P17">Location: <text:span text:style-name="Source_20_Text">SplunkUniversalForwarder/etc/system/local/</text:span></text:p>
        </text:list-item>
      </text:list>
      <text:h text:style-name="P6" text:outline-level="3">Windows Security Logs</text:h>
      <text:p text:style-name="P18"><text:span text:style-name="Source_20_Text">[WinEventLog://Security]</text:span></text:p>
      <text:p text:style-name="P18"><text:span text:style-name="Source_20_Text">disabled = 0</text:span></text:p>
      <text:p text:style-name="P18"><text:span text:style-name="Source_20_Text">index = wineventlog</text:span></text:p>
      <text:p text:style-name="P18"><text:span text:style-name="Source_20_Text">sourcetype = WinEventLog:Security</text:span></text:p>
      <text:p text:style-name="P12"><text:span text:style-name="Source_20_Text">start_from = oldest</text:span></text:p>
      <text:h text:style-name="P6" text:outline-level="3">Windows Application Logs</text:h>
      <text:p text:style-name="P18"><text:span text:style-name="Source_20_Text">[WinEventLog://Application]</text:span></text:p>
      <text:p text:style-name="P18"><text:span text:style-name="Source_20_Text">disabled = 0</text:span></text:p>
      <text:p text:style-name="P18"><text:span text:style-name="Source_20_Text">index = application</text:span></text:p>
      <text:p text:style-name="P18"><text:span text:style-name="Source_20_Text">sourcetype = WinEventLog:Application</text:span></text:p>
      <text:p text:style-name="P12"><text:span text:style-name="Source_20_Text">start_from = oldest</text:span></text:p>
      <text:h text:style-name="P6" text:outline-level="3">Sysmon Logs</text:h>
      <text:p text:style-name="P18"><text:span text:style-name="Source_20_Text">[WinEventLog://Microsoft-Windows-Sysmon/Operational]</text:span></text:p>
      <text:p text:style-name="P18"><text:span text:style-name="Source_20_Text">disabled = 0</text:span></text:p>
      <text:p text:style-name="P18"><text:span text:style-name="Source_20_Text">index = sysmon</text:span></text:p>
      <text:p text:style-name="P18"><text:span text:style-name="Source_20_Text">sourcetype = xmlwineventlog:sysmon</text:span></text:p>
      <text:p text:style-name="P12"><text:span text:style-name="Source_20_Text">start_from = oldest</text:span></text:p>
      <text:p text:style-name="P4"/>
      <text:h text:style-name="P2" text:outline-level="2"><text:soft-page-break/>10. Indexing Strategy</text:h>
      <text:p text:style-name="P3">Separate indexes were created to improve clarity, performance, and investigation efficiency:</text:p>
      <table:table table:name="Table1" table:style-name="Table1">
        <table:table-column table:style-name="Table1.A"/>
        <table:table-column table:style-name="Table1.B"/>
        <table:table-header-rows>
          <table:table-row>
            <table:table-cell table:style-name="Table1.A1" office:value-type="string">
              <text:p text:style-name="P19">Index</text:p>
            </table:table-cell>
            <table:table-cell table:style-name="Table1.B1" office:value-type="string">
              <text:p text:style-name="P19">Log Type</text:p>
            </table:table-cell>
          </table:table-row>
        </table:table-header-rows>
        <table:table-row>
          <table:table-cell table:style-name="Table1.A2" office:value-type="string">
            <text:p text:style-name="P20">wineventlog</text:p>
          </table:table-cell>
          <table:table-cell table:style-name="Table1.B2" office:value-type="string">
            <text:p text:style-name="P20">Windows Security</text:p>
          </table:table-cell>
        </table:table-row>
        <table:table-row>
          <table:table-cell table:style-name="Table1.A2" office:value-type="string">
            <text:p text:style-name="P20">application</text:p>
          </table:table-cell>
          <table:table-cell table:style-name="Table1.B2" office:value-type="string">
            <text:p text:style-name="P20">Windows Application</text:p>
          </table:table-cell>
        </table:table-row>
        <table:table-row>
          <table:table-cell table:style-name="Table1.A2" office:value-type="string">
            <text:p text:style-name="P20">sysmon</text:p>
          </table:table-cell>
          <table:table-cell table:style-name="Table1.B2" office:value-type="string">
            <text:p text:style-name="P20">Sysmon Operational</text:p>
          </table:table-cell>
        </table:table-row>
      </table:table>
      <text:p text:style-name="P4"/>
      <text:h text:style-name="P2" text:outline-level="2">11. Sysmon Integration</text:h>
      <text:p text:style-name="P3">Sysmon was deployed to extend endpoint visibility beyond native Windows Security logs.</text:p>
      <text:h text:style-name="P6" text:outline-level="3">Key Sysmon Event IDs Used</text:h>
      <text:list text:style-name="L12">
        <text:list-item>
          <text:p text:style-name="P21">Event ID 1 – Process Creation</text:p>
        </text:list-item>
        <text:list-item>
          <text:p text:style-name="P21">Event ID 3 – Network Connection</text:p>
        </text:list-item>
        <text:list-item>
          <text:p text:style-name="P21">Event ID 11 – File Creation</text:p>
        </text:list-item>
      </text:list>
      <text:p text:style-name="P3">Sysmon provides high-fidelity telemetry useful for malware and post-exploitation detection.</text:p>
      <text:p text:style-name="P4"/>
      <text:h text:style-name="P2" text:outline-level="2">12. Log Ingestion Verification</text:h>
      <text:h text:style-name="P6" text:outline-level="3">Verification Searches</text:h>
      <text:p text:style-name="P18"><text:span text:style-name="Source_20_Text">index=wineventlog</text:span></text:p>
      <text:p text:style-name="P18"><text:span text:style-name="Source_20_Text">index=application</text:span></text:p>
      <text:p text:style-name="P12"><text:span text:style-name="Source_20_Text">index=sysmon</text:span></text:p>
      <text:h text:style-name="P6" text:outline-level="3"><text:soft-page-break/>Key Events Observed</text:h>
      <text:list text:style-name="L13">
        <text:list-item>
          <text:p text:style-name="P22">4624 – Successful logon</text:p>
        </text:list-item>
        <text:list-item>
          <text:p text:style-name="P22">4625 – Failed logon</text:p>
        </text:list-item>
        <text:list-item>
          <text:p text:style-name="P22">Sysmon EventCode 1 – Process creation</text:p>
        </text:list-item>
        <text:list-item>
          <text:p text:style-name="P22">Sysmon EventCode 3 – Network connections</text:p>
        </text:list-item>
      </text:list>
      <text:p text:style-name="P4"/>
      <text:h text:style-name="P2" text:outline-level="2">13. Detection Use Cases</text:h>
      <text:h text:style-name="P6" text:outline-level="3">13.1 Failed Login / Brute-Force Detection</text:h>
      <text:p text:style-name="P18"><text:span text:style-name="Source_20_Text">index=wineventlog EventCode=4625</text:span></text:p>
      <text:p text:style-name="P18"><text:span text:style-name="Source_20_Text">| stats count by Account_Name, host</text:span></text:p>
      <text:p text:style-name="P12"><text:span text:style-name="Source_20_Text">| where count &gt; 5</text:span></text:p>
      <text:h text:style-name="P6" text:outline-level="3">13.2 Suspicious Process Execution</text:h>
      <text:p text:style-name="P18"><text:span text:style-name="Source_20_Text">index=sysmon EventCode=1</text:span></text:p>
      <text:p text:style-name="P12"><text:span text:style-name="Source_20_Text">| stats count by Image, CommandLine</text:span></text:p>
      <text:h text:style-name="P6" text:outline-level="3">13.3 Suspicious Network Connections</text:h>
      <text:p text:style-name="P18"><text:span text:style-name="Source_20_Text">index=sysmon EventCode=3</text:span></text:p>
      <text:p text:style-name="P12"><text:span text:style-name="Source_20_Text">| stats count by DestinationIp, Image</text:span></text:p>
      <text:h text:style-name="P6" text:outline-level="3">13.4 Application Error Monitoring</text:h>
      <text:p text:style-name="P12"><text:span text:style-name="Source_20_Text">index=application Level=2</text:span></text:p>
      <text:p text:style-name="P4"/>
      <text:h text:style-name="P2" text:outline-level="2"><text:soft-page-break/>14. Challenges Faced &amp; Troubleshooting</text:h>
      <text:p text:style-name="P3">Multiple real-world issues were encountered and resolved, including:</text:p>
      <text:list text:style-name="L14">
        <text:list-item>
          <text:p text:style-name="P23">Missing audit policies</text:p>
        </text:list-item>
        <text:list-item>
          <text:p text:style-name="P23">Permission issues accessing Security logs</text:p>
        </text:list-item>
        <text:list-item>
          <text:p text:style-name="P23">Incorrect input configuration</text:p>
        </text:list-item>
        <text:list-item>
          <text:p text:style-name="P23">Windows Home OS limitations</text:p>
        </text:list-item>
        <text:list-item>
          <text:p text:style-name="P23">Sysmon ingestion issues</text:p>
        </text:list-item>
      </text:list>
      <text:p text:style-name="P3">Detailed resolution steps are documented in the Troubleshooting folder.</text:p>
      <text:p text:style-name="P4"/>
      <text:h text:style-name="P2" text:outline-level="2">15. Security Considerations</text:h>
      <text:list text:style-name="L15">
        <text:list-item>
          <text:p text:style-name="P24">Local System used only for lab simplicity</text:p>
        </text:list-item>
        <text:list-item>
          <text:p text:style-name="P24">Production environments require least privilege</text:p>
        </text:list-item>
        <text:list-item>
          <text:p text:style-name="P24">Logs forwarded securely over TCP</text:p>
        </text:list-item>
        <text:list-item>
          <text:p text:style-name="P24">Configuration files protected from unauthorized access</text:p>
        </text:list-item>
      </text:list>
      <text:p text:style-name="P4"/>
      <text:h text:style-name="P2" text:outline-level="2">16. Learning Outcomes</text:h>
      <text:list text:style-name="L16">
        <text:list-item>
          <text:p text:style-name="P25">Hands-on SIEM log onboarding experience</text:p>
        </text:list-item>
        <text:list-item>
          <text:p text:style-name="P25">Deep understanding of Windows NT security</text:p>
        </text:list-item>
        <text:list-item>
          <text:p text:style-name="P25">SOC-style troubleshooting methodology</text:p>
        </text:list-item>
        <text:list-item>
          <text:p text:style-name="P25">SPL-based detection development</text:p>
        </text:list-item>
        <text:list-item>
          <text:p text:style-name="P25">Endpoint telemetry analysis</text:p>
        </text:list-item>
      </text:list>
      <text:p text:style-name="P4"><text:soft-page-break/></text:p>
      <text:h text:style-name="P2" text:outline-level="2">17. Future Enhancements</text:h>
      <text:list text:style-name="L17">
        <text:list-item>
          <text:p text:style-name="P26">Convert detections into alerts</text:p>
        </text:list-item>
        <text:list-item>
          <text:p text:style-name="P26">Map detections to MITRE ATT&amp;CK</text:p>
        </text:list-item>
        <text:list-item>
          <text:p text:style-name="P26">Add Active Directory authentication logs</text:p>
        </text:list-item>
        <text:list-item>
          <text:p text:style-name="P26">Implement Splunk deployment server</text:p>
        </text:list-item>
        <text:list-item>
          <text:p text:style-name="P26">Tune Sysmon configuration</text:p>
        </text:list-item>
      </text:list>
      <text:p text:style-name="P4"/>
      <text:h text:style-name="P2" text:outline-level="2">18. Conclusion</text:h>
      <text:p text:style-name="P3">This project reflects a realistic SOC environment where endpoint logs are onboarded, validated, troubleshot, and analyzed using Splunk. The inclusion of Security, Sysmon, and Application logs provides strong visibility into authentication activity, endpoint behavior, and application health.</text:p>
      <text:p text:style-name="P4"/>
      <text:h text:style-name="P2" text:outline-level="2"/>
      <text:h text:style-name="P2" text:outline-level="2"/>
      <text:p text:style-name="P3"/>
      <text:p text:style-name="P3"/>
      <text:p text:style-name="P3"/>
      <text:h text:style-name="P2" text:outline-level="2"><text:soft-page-break/></text:h>
      <text:h text:style-name="P2" text:outline-level="2">19. Interview Summary Statement</text:h>
      <text:p text:style-name="P27">"I built a SOC lab collecting Windows Security, Sysmon, and Application logs using Splunk, troubleshot real ingestion and permission issues, and developed authentication and endpoint behavior detections aligned with SOC operations."</text:p>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14T18:53:29.876094300</meta:creation-date>
    <dc:date>2026-01-17T22:36:49.204320100</dc:date>
    <meta:editing-duration>PT8M</meta:editing-duration>
    <meta:editing-cycles>2</meta:editing-cycles>
    <meta:generator>LibreOffice/25.8.3.2$Windows_X86_64 LibreOffice_project/8ca8d55c161d602844f5428fa4b58097424e324e</meta:generator>
    <meta:document-statistic meta:table-count="1" meta:image-count="0" meta:object-count="0" meta:page-count="10" meta:paragraph-count="160" meta:word-count="912" meta:character-count="6565" meta:non-whitespace-character-count="5867"/>
  </office:meta>
</office:document-meta>
</file>